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MU Sans Serif" svg:font-family="'CMU Sans Serif', sans-serif"/>
    <style:font-face style:name="CMU Serif Extra1" svg:font-family="'CMU Serif Extra', serif"/>
    <style:font-face style:name="CMU Serif"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1" svg:font-family="'CMU Serif'" style:font-adornments="Bold" style:font-family-generic="roman" style:font-pitch="variable"/>
    <style:font-face style:name="CMU Serif Extra" svg:font-family="'CMU Serif Extra'"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Preformatted_20_Text">
      <style:paragraph-properties fo:margin-top="0in" fo:margin-bottom="0.2in"/>
    </style:style>
    <style:style style:name="P3" style:family="paragraph" style:parent-style-name="Text_20_body">
      <style:paragraph-properties fo:margin-top="0.1402in" fo:margin-bottom="0.2in"/>
    </style:style>
    <style:style style:name="P4" style:family="paragraph" style:parent-style-name="Text_20_body">
      <style:paragraph-properties fo:margin-top="0.1402in" fo:margin-bottom="0.2in" fo:background-color="transparent">
        <style:background-image/>
      </style:paragraph-properties>
    </style:style>
    <style:style style:name="P5" style:family="paragraph" style:parent-style-name="Preformatted_20_Text">
      <style:paragraph-properties fo:margin-top="0in" fo:margin-bottom="0.1in"/>
    </style:style>
    <style:style style:name="P6" style:family="paragraph" style:parent-style-name="Heading_20_1" style:master-page-name="HTML">
      <style:paragraph-properties style:page-number="auto"/>
    </style:style>
    <style:style style:name="P7" style:family="paragraph" style:parent-style-name="Heading_20_2">
      <style:paragraph-properties fo:break-before="page"/>
    </style:style>
    <style:style style:name="P8" style:family="paragraph" style:parent-style-name="Heading_20_2">
      <style:paragraph-properties fo:break-before="column"/>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2">
      <style:paragraph-properties fo:margin-top="0in" fo:margin-bottom="0in"/>
    </style:style>
    <style:style style:name="P19" style:family="paragraph" style:parent-style-name="Text_20_body" style:list-style-name="L3">
      <style:paragraph-properties fo:margin-top="0in" fo:margin-bottom="0in"/>
    </style:style>
    <style:style style:name="P20" style:family="paragraph" style:parent-style-name="Text_20_body" style:list-style-name="L4">
      <style:paragraph-properties fo:margin-top="0in" fo:margin-bottom="0in"/>
    </style:style>
    <style:style style:name="P21" style:family="paragraph" style:parent-style-name="Text_20_body" style:list-style-name="L5">
      <style:paragraph-properties fo:margin-top="0in" fo:margin-bottom="0in"/>
    </style:style>
    <style:style style:name="P22" style:family="paragraph" style:parent-style-name="Text_20_body" style:list-style-name="L6">
      <style:paragraph-properties fo:margin-top="0in" fo:margin-bottom="0in"/>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T1" style:family="text">
      <style:text-properties style:font-name="CMU Serif"/>
    </style:style>
    <style:style style:name="T2" style:family="text">
      <style:text-properties fo:font-weight="bold"/>
    </style:style>
    <style:style style:name="T3" style:family="text">
      <style:text-properties style:font-name="CMU Serif Extra1" fo:font-weight="bold"/>
    </style:style>
    <style:style style:name="T4" style:family="text">
      <style:text-properties style:text-position="33% 80%"/>
    </style:style>
    <style:style style:name="T5" style:family="text">
      <style:text-properties style:font-name="CMU Serif Extra"/>
    </style:style>
    <style:style style:name="T6" style:family="text">
      <style:text-properties style:font-name="CMU Serif Extra" fo:font-weight="bold" style:font-weight-asian="bold" style:font-weight-complex="bold"/>
    </style:style>
    <style:style style:name="fr1" style:family="graphic" style:parent-style-name="Graphics">
      <style:graphic-properties fo:margin-top="0.1in" fo:margin-bottom="0in"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style:editable="false">
        <style:columns fo:column-count="2" fo:column-gap="0.5043in">
          <style:column style:rel-width="32767*" fo:start-indent="0in" fo:end-indent="0.252in"/>
          <style:column style:rel-width="32768*" fo:start-indent="0.252in" fo:end-indent="0in"/>
        </style:columns>
      </style:section-properties>
    </style:style>
    <style:style style:name="Sect2" style:family="section">
      <style:section-properties text:dont-balance-text-columns="false"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prefix=" " style:num-suffix="." style:num-format="1">
        <style:list-level-properties text:min-label-width="0.1965in"/>
      </text:list-level-style-number>
      <text:list-level-style-number text:level="2" text:style-name="Numbering_20_Symbols" style:num-prefix=" " style:num-suffix=")" style:num-format="a">
        <style:list-level-properties text:space-before="0.4in" text:min-label-width="0.1965in"/>
      </text:list-level-style-number>
      <text:list-level-style-bullet text:level="3" text:style-name="Bullet_20_Symbols" text:bullet-char="•">
        <style:list-level-properties text:space-before="0.8in" text:min-label-width="0.1965in"/>
        <style:text-properties style:font-name="StarSymbol"/>
      </text:list-level-style-bullet>
      <text:list-level-style-bullet text:level="4" text:style-name="Bullet_20_Symbols" text:bullet-char="•">
        <style:list-level-properties text:space-before="1.2in" text:min-label-width="0.1965in"/>
        <style:text-properties style:font-name="StarSymbol"/>
      </text:list-level-style-bullet>
      <text:list-level-style-bullet text:level="5" text:style-name="Bullet_20_Symbols" text:bullet-char="•">
        <style:list-level-properties text:space-before="1.6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0.75in" svg:y="7.4in" svg:width="7in" svg:height="2.7902in" draw:z-index="0">
        <draw:image xlink:href="../../../../../../Dropbox/Skotos-%20Chris/Privacy%20:%20Security/-Logos/sponsors-rwt4.png" xlink:type="simple" xlink:show="embed" xlink:actuate="onLoad"/>
      </draw:frame>
      <text:p text:style-name="P6">LD Signature Format Alignment</text:p>
      <text:p text:style-name="Heading_20_1a_20_Sub_20_WoT">An Abstract from Rebooting the Web of Trust IV Design Workshop</text:p>
      <text:p text:style-name="Heading_20_1b_20_Sub_20_Author">By Kim Hamilton Duffy, Rodolphe Marques, Markus Sabadello, Manu Sporny</text:p>
      <text:section text:style-name="Sect1" text:name="Section1">
        <text:h text:style-name="Heading_20_2" text:outline-level="2"><text:bookmark text:name="abstract"/>Abstract</text:h>
        <text:p text:style-name="Text_20_body">The goal of the "LD Signature Format Alignment" Working Group at Rebooting the Web of Trust IV was to investigate the feasibility and impact of the proposed <text:a xlink:type="simple" xlink:href="https://w3c-dvcg.github.io/lds-rsa2017/" text:style-name="Internet_20_link" text:visited-style-name="Visited_20_Internet_20_Link">2017 RSA Signature Suite</text:a> spec, which brings JSON-LD signatures into alignment with the JOSE JSON Web Signature (JWS) standards.</text:p>
        <text:p text:style-name="Text_20_body">The 2017 RSA Signature Suite is based on <text:a xlink:type="simple" xlink:href="https://tools.ietf.org/html/rfc7797" text:style-name="Internet_20_link" text:visited-style-name="Visited_20_Internet_20_Link">RFC 7797</text:a>, the JSON Web Signature (JWS) Unencoded Payload Option specification. </text:p>
        <text:p text:style-name="Text_20_body">This approach avoids past concerns about JWT <text:a xlink:type="simple" xlink:href="https://github.com/WebOfTrustInfo/rebooting-the-web-of-trust-fall2016/blob/master/topics-and-advance-readings/blockchain-extensions-for-linked-data-signatures.md" text:style-name="Internet_20_link" text:visited-style-name="Visited_20_Internet_20_Link">raised in the LD signature adopters</text:a>, including:</text:p>
        <text:list xml:id="list1741695493230835619" text:style-name="L1">
          <text:list-item>
            <text:p text:style-name="P9">Increased space consumption associated with base-64 encoding.</text:p>
          </text:list-item>
          <text:list-item>
            <text:p text:style-name="P9">Difficulty of nesting or chaining signatures, leading to data duplication.</text:p>
          </text:list-item>
          <text:list-item>
            <text:p text:style-name="P9">Use of a format that is not a JSON object, preventing ability to rely exclusively on a JSON document-based storage engine (while preserving the signature).</text:p>
          </text:list-item>
        </text:list>
        <text:p text:style-name="Text_20_body">Using unencoded payloads with detached content, as described in the introduction of <text:a xlink:type="simple" xlink:href="https://tools.ietf.org/html/rfc7797" text:style-name="Internet_20_link" text:visited-style-name="Visited_20_Internet_20_Link">RFC 7797</text:a>, addresses these concerns and helps in cases in which "...the payload may be very large and where means are already in place to enable the payload to be communicated between the parties without modifications." This avoids unnecessary copying and transformations which can result "significant space and time improvements" when working with large payloads.</text:p>
        <text:p text:style-name="Text_20_body">Our working group had two primary questions about the proposed 2017 RSA Signature Suite:</text:p>
        <text:list xml:id="list2389929217111918868" text:style-name="L2">
          <text:list-item>
            <text:p text:style-name="P18">Is the specification sufficiently clear for implementors? </text:p>
          </text:list-item>
          <text:list-item>
            <text:p text:style-name="P10">Is there a negative usability impact to LD signature implementations using this signature suite? </text:p>
          </text:list-item>
        </text:list>
        <text:p text:style-name="Text_20_body"><text:soft-page-break/>To answer these questions, we developed prototypes for the suite in several key programming languages to assess:</text:p>
        <text:list xml:id="list5626162478411269359" text:style-name="L3">
          <text:list-item>
            <text:p text:style-name="P19">Availability of library support for JWS unencoded payload options </text:p>
          </text:list-item>
          <text:list-item>
            <text:p text:style-name="P19">Impact to existing LD signature implementations, e.g. <text:a xlink:type="simple" xlink:href="https://github.com/digitalbazaar/jsonld-signatures" text:style-name="Internet_20_link" text:visited-style-name="Visited_20_Internet_20_Link">jsonld-signatures </text:a><text:a xlink:type="simple" xlink:href="https://github.com/digitalbazaar/jsonld-signatures" text:style-name="Internet_20_link" text:visited-style-name="Visited_20_Internet_20_Link">library</text:a> </text:p>
          </text:list-item>
          <text:list-item>
            <text:p text:style-name="P11">Impact to usability of Verifiable Claims (and others) using JSON-LD signatures with this signature suite. </text:p>
          </text:list-item>
        </text:list>
        <text:h text:style-name="Heading_20_2" text:outline-level="2"><text:bookmark text:name="status"/>Status</text:h>
        <text:p text:style-name="Text_20_body">We accomplished our goals as follows:</text:p>
        <text:list xml:id="list1211894921342704985" text:style-name="L4">
          <text:list-item>
            <text:p text:style-name="P20">We delivered prototypes for the 2017 RSA Signature Suite that provided sufficient confidence to move forward with the proposed aligned signature approach. </text:p>
          </text:list-item>
          <text:list-item>
            <text:p text:style-name="P12">We verified that there was no significant impact to existing LD signature implementations and usability in general. Specifically, unencoded payloads with detached content allows LD signatures to be compatible with JWS while avoiding the concerns raised in the summary of past concerns described above.</text:p>
          </text:list-item>
        </text:list>
        <text:p text:style-name="Text_20_body">The major obstacle we encountered while performing this work was the lack of JSON Web Signature library support for unencoded payloads, which is addressed in "Next Steps".</text:p>
        <text:h text:style-name="Heading_20_3" text:outline-level="3"><text:bookmark text:name="implementations-of-ld-jws-signing"/>Implementations of LD JWS signing</text:h>
        <text:p text:style-name="Text_20_body">The following prototypes were developed:</text:p>
        <text:list xml:id="list4072141068714135685" text:style-name="L5">
          <text:list-item>
            <text:p text:style-name="P21">For Javascript/Node.js: <text:a xlink:type="simple" xlink:href="https://github.com/WebOfTrustInfo/ld-signatures-js" text:style-name="Internet_20_link" text:visited-style-name="Visited_20_Internet_20_Link">https://github.com/ WebOfTrustInfo/ld-signatures-js</text:a> (this is a fork of JSON-LD signatures official library) </text:p>
          </text:list-item>
          <text:list-item>
            <text:p text:style-name="P21">For Python: <text:a xlink:type="simple" xlink:href="https://github.com/WebOfTrustInfo/ld-signatures-python" text:style-name="Internet_20_link" text:visited-style-name="Visited_20_Internet_20_Link">https://github.com/ WebOfTrustInfo/ld-signatures-python</text:a> </text:p>
          </text:list-item>
          <text:list-item>
            <text:p text:style-name="P13">For Java: <text:a xlink:type="simple" xlink:href="https://github.com/WebOfTrustInfo/ld-signatures-java" text:style-name="Internet_20_link" text:visited-style-name="Visited_20_Internet_20_Link">https://github.com/ WebOfTrustInfo/ld-signatures-java</text:a></text:p>
          </text:list-item>
        </text:list>
        <text:h text:style-name="Heading_20_3" text:outline-level="3"><text:bookmark text:name="json-ld-jws-implementation-guidance-cross-platform"/>JSON-LD JWS Implementation Guidance (cross-platform)</text:h>
        <text:p text:style-name="Text_20_body">A white paper, which follows, describes the precise differences between existing LD signatures and the new approach.</text:p>
        <text:h text:style-name="Heading_20_2" text:outline-level="2"><text:bookmark text:name="next-steps"/>Next Steps</text:h>
        <text:p text:style-name="Text_20_body">The primary gap in developing these prototypes, which accounted for most of our development work, was lack of library support for JWS unencoded payloads. To work around this limitation, our implementations mirrored the only implementation we found, available in the <text:a xlink:type="simple" xlink:href="https://github.com/Spomky-Labs/josePHP" text:style-name="Internet_20_link" text:visited-style-name="Visited_20_Internet_20_Link">JOSE PHP library</text:a>.</text:p>
        <text:p text:style-name="Text_20_body">A cleaner solution that we propose is to recraft our prototypes as JWS unencoded payload libraries. Such a library would expose simple sign-and-verify APIs, for example:</text:p>
        <text:p text:style-name="P2"><text:span text:style-name="Source_20_Text">signature = sign(headers: JSON, payload: STRING);</text:span></text:p>
        <text:p text:style-name="Text_20_body">In this example, payload is assumed to be a detached payload, as described in <text:a xlink:type="simple" xlink:href="https://tools.ietf.org/html/rfc7797" text:style-name="Internet_20_link" text:visited-style-name="Visited_20_Internet_20_Link">RFC 7797</text:a>.</text:p>
        <text:p text:style-name="Text_20_body">This library would facilitate minimal changes to existing JSON-LD signature implementations.</text:p>
        <text:h text:style-name="Heading_20_3" text:outline-level="3"><text:bookmark text:name="detailed-list-of-next-steps"/>Detailed List of Next Steps</text:h>
        <text:list xml:id="list3818309010020116855" text:style-name="L6">
          <text:list-item>
            <text:p text:style-name="P22">Determine how to address problem that JWS implementations lack support for RFC 7797: </text:p>
          </text:list-item>
          <text:list-item>
            <text:p text:style-name="P22">Recraft prototypes as JWS unencoded-signature libraries to provide a RFC 7797 implementation (with a least RS256) to either be merged into official JWS libraries or to act as standalone bridges until official support is provided. </text:p>
          </text:list-item>
          <text:list-item>
            <text:p text:style-name="P22">Double-check end-to-end samples with RS256 algorithm (not provided in RFC 7797 or PHP tests). </text:p>
          </text:list-item>
          <text:list-item>
            <text:p text:style-name="P14">Add 2017 RSA Signature suite to JSON-LD signature libraries, consuming JWS unencoded payload implementation. </text:p>
          </text:list-item>
        </text:list>
      </text:section>
      <text:p text:style-name="Heading_20_1"><text:bookmark text:name="implementing-the-2017-rsa-signature-suite-in-a-ld-signature-library"/><text:soft-page-break/>Implementing the 2017 RSA Signature Suite in a LD Signature Library</text:p>
      <text:p text:style-name="Heading_20_1a_20_Sub_20_WoT">A White Paper from Rebooting the Web of Trust IV Design Workshop</text:p>
      <text:p text:style-name="Heading_20_1b_20_Sub_20_Author">By Kim Hamilton Duffy, Rodolphe Marques, Markus Sabadello</text:p>
      <text:section text:style-name="Sect1" text:name="Section3">
        <text:p text:style-name="Text_20_body">This document describes specific steps and issues with implementing the 2017 RSA Signature Suite in an existing LD signature library.</text:p>
        <text:h text:style-name="Heading_20_2" text:outline-level="2"><text:bookmark text:name="source-of-truth"/>Source of Truth</text:h>
        <text:p text:style-name="Text_20_body">RFC 7797 does not include an RS256 example, so we obtained a source of truth using the JOSE library, which is the only library we located implementing the RFC 7797 spec. We used the test testCompactJSONWithUnencodedDetachedPayload from tests/Functional/SignerTest.php, which uses the algorithm HMAC-SHA256, as the basis for a new test using the RSA-SHA256 algorithm.</text:p>
        <text:p text:style-name="Text_20_body">The resulting unit test is shown in the included <text:s/>testCompactJSONWithUnencodedDetachedPayloadRS256. </text:p>
      </text:section>
      <text:p text:style-name="Preformatted_20_Text"><text:span text:style-name="Source_20_Text">public function testCompactJSONWithUnencodedDetachedPayloadRS256()</text:span></text:p>
      <text:p text:style-name="Preformatted_20_Text"><text:span text:style-name="Source_20_Text">{</text:span></text:p>
      <text:p text:style-name="Preformatted_20_Text"><text:span text:style-name="Source_20_Text"><text:s text:c="4"/>$payload = '$.02';</text:span></text:p>
      <text:p text:style-name="Preformatted_20_Text"><text:span text:style-name="Source_20_Text"><text:s text:c="4"/>$protected_header = [</text:span></text:p>
      <text:p text:style-name="Preformatted_20_Text"><text:span text:style-name="Source_20_Text"><text:s text:c="8"/>'alg' <text:s/>=&gt; 'RS256',</text:span></text:p>
      <text:p text:style-name="Preformatted_20_Text"><text:span text:style-name="Source_20_Text"><text:s text:c="8"/>'b64' <text:s/>=&gt; false,</text:span></text:p>
      <text:p text:style-name="Preformatted_20_Text"><text:span text:style-name="Source_20_Text"><text:s text:c="8"/>'crit' =&gt; ['b64'],</text:span></text:p>
      <text:p text:style-name="Preformatted_20_Text"><text:span text:style-name="Source_20_Text"><text:s text:c="4"/>];</text:span></text:p>
      <text:p text:style-name="Preformatted_20_Text"/>
      <text:p text:style-name="Preformatted_20_Text"><text:span text:style-name="Source_20_Text"><text:s text:c="4"/>$key = JWKFactory::createFromKeyFile(</text:span></text:p>
      <text:p text:style-name="Preformatted_20_Text"><text:span text:style-name="Source_20_Text"><text:s text:c="8"/>__DIR__.'/../Unit/Keys/RSA/private.encrypted.key',</text:span></text:p>
      <text:p text:style-name="Preformatted_20_Text"><text:span text:style-name="Source_20_Text"><text:s text:c="8"/>'tests', // password for key</text:span></text:p>
      <text:p text:style-name="Preformatted_20_Text"><text:span text:style-name="Source_20_Text"><text:s text:c="8"/>[</text:span></text:p>
      <text:p text:style-name="Preformatted_20_Text"><text:span text:style-name="Source_20_Text"><text:s text:c="12"/>'kid' =&gt; 'My Private RSA key',</text:span></text:p>
      <text:p text:style-name="Preformatted_20_Text"><text:span text:style-name="Source_20_Text"><text:s text:c="12"/>'use' =&gt; 'sig',</text:span></text:p>
      <text:p text:style-name="Preformatted_20_Text"><text:span text:style-name="Source_20_Text"><text:s text:c="8"/>] // these options do not affect outcome of this test</text:span></text:p>
      <text:p text:style-name="Preformatted_20_Text"><text:span text:style-name="Source_20_Text"><text:s text:c="4"/>);</text:span></text:p>
      <text:p text:style-name="Preformatted_20_Text"/>
      <text:p text:style-name="Preformatted_20_Text"><text:span text:style-name="Source_20_Text"><text:s text:c="4"/>$jws = JWSFactory::createJWSWithDetachedPayloadToCompactJSON($payload, $key, $protected_header);</text:span></text:p>
      <text:p text:style-name="Preformatted_20_Text">$this‑&gt;assertEquals('eyJhbGciOiJSUzI1NiIsImI2NCI6ZmFsc2UsImNyaXQiOlsiYjY0Il19..fZRkjTTrcXdUovHjghM6JvlMhJuR1s8X1F4Uy_F4oMhZ9KtF2Zp78lYSOI7OxB5uoTu8FpQHvy‑dz3N4nLhoSWAi2_HrxZG_2DyctUUB_8pRKYBmIdIgpOlEMjIreOvXyM6A32gR‑PdbzoQq14yQbbfxk12jyZSwcaNu29gXnW_uO7ku1GSV_juWE5E_yIstvEB1GG8ApUGIuzRJDrAAa8KBkHN7Rdfhc8rJMOeSZI0dc_A‑Y7t0M0RtrgvV_FhzM40K1pwr1YUZ5y1N4QV13M5u5qJ_lBK40WtWYL5MbJ58Qqk_‑Q8l1dp6OCmoMvwdc7FmMsPigmyklqo46uyjjw', $jws);</text:p>
      <text:p text:style-name="Preformatted_20_Text"/>
      <text:p text:style-name="Preformatted_20_Text"><text:span text:style-name="Source_20_Text"><text:s text:c="4"/>$loader = new Loader();</text:span></text:p>
      <text:p text:style-name="Preformatted_20_Text"><text:span text:style-name="Source_20_Text"><text:s text:c="4"/>$loaded = $loader-&gt;loadAndVerifySignatureUsingKeyAndDetachedPayload(</text:span></text:p>
      <text:p text:style-name="Preformatted_20_Text"><text:span text:style-name="Source_20_Text"><text:s text:c="8"/>$jws,</text:span></text:p>
      <text:p text:style-name="Preformatted_20_Text"><text:soft-page-break/><text:span text:style-name="Source_20_Text"><text:s text:c="8"/>$key,</text:span></text:p>
      <text:p text:style-name="Preformatted_20_Text"><text:span text:style-name="Source_20_Text"><text:s text:c="8"/>['RS256'],</text:span></text:p>
      <text:p text:style-name="Preformatted_20_Text"><text:span text:style-name="Source_20_Text"><text:s text:c="8"/>$payload,</text:span></text:p>
      <text:p text:style-name="Preformatted_20_Text"><text:span text:style-name="Source_20_Text"><text:s text:c="8"/>$index</text:span></text:p>
      <text:p text:style-name="Preformatted_20_Text"><text:span text:style-name="Source_20_Text"><text:s text:c="4"/>);</text:span></text:p>
      <text:p text:style-name="Preformatted_20_Text"/>
      <text:p text:style-name="Preformatted_20_Text"><text:span text:style-name="Source_20_Text"><text:s text:c="4"/>$this-&gt;assertInstanceOf(JWSInterface::class, $loaded);</text:span></text:p>
      <text:p text:style-name="Preformatted_20_Text"><text:span text:style-name="Source_20_Text"><text:s text:c="4"/>$this-&gt;assertEquals(0, $index);</text:span></text:p>
      <text:p text:style-name="Preformatted_20_Text"><text:span text:style-name="Source_20_Text"><text:s text:c="4"/>$this-&gt;assertEquals($protected_header, $loaded-&gt;getSignature(0)-&gt;getProtectedHeaders());</text:span></text:p>
      <text:p text:style-name="P1"><text:span text:style-name="Source_20_Text">}</text:span></text:p>
      <text:p text:style-name="Text_20_body">Note this test uses the <text:span text:style-name="Source_20_Text">{"alg":"RS256","b64":false,"crit":["b64"]}</text:span> header and <text:span text:style-name="Source_20_Text">$.02</text:span> as the unencoded payload.</text:p>
      <text:p text:style-name="Text_20_body">The test asserts that the input to the signing function, including the protected headers, should match:</text:p>
      <text:p text:style-name="Preformatted_20_Text"><text:span text:style-name="Source_20_Text">eyJhbGciOiJSUzI1NiIsImI2NCI6ZmFsc2UsImNyaXQiOlsiYjY0Il19.$.02</text:span> </text:p>
      <text:p text:style-name="P4">And the resulting signature should match:</text:p>
      <text:p text:style-name="P5"><text:span text:style-name="Source_20_Text">eyJhbGciOiJSUzI1NiIsImI2NCI6ZmFsc2UsImNyaXQiOlsiYjY0Il19..fZRkjTTrcXdUovHjghM6JvlMhJuR1s8X1F4Uy_F4oMhZ9KtF2Zp78lYSOI7OxB5uoTu8FpQHvy‑dz3N4nLhoSWAi2_HrxZG_2DyctUUB_8pRKYBmIdIgpOlEMjIreOvXyM6A32gR‑PdbzoQq14yQbbfxk12jyZSwcaNu29gXnW_uO7ku1GSV_juWE5E_yIstvEB1GG8ApUGIuzRJDrAAa8KBkHN7Rdfhc8rJMOeSZI0dc_A‑Y7t0M0RtrgvV_FhzM40K1pwr1YUZ5y1N4QV13M5u5qJ_lBK40WtWYL5MbJ58Qqk_‑Q8l1dp6OCmoMvwdc7FmMsPigmyklqo46uyjjw</text:span></text:p>
      <text:p text:style-name="P3"><text:span text:style-name="Source_20_Text"><text:span text:style-name="T1">Our prototypes successfully matched this testcase, and matched results on JSON-LD claim inputs.</text:span></text:span></text:p>
      <text:section text:style-name="Sect1" text:name="Section2">
        <text:h text:style-name="Heading_20_2" text:outline-level="2"><text:bookmark text:name="ld-signature-flow"/>LD signature flow</text:h>
        <text:h text:style-name="Heading_20_3" text:outline-level="3"><text:bookmark text:name="overview"/>Overview</text:h>
        <text:p text:style-name="Text_20_body">The signing flow for the 2017 RSA Signature Suite is identical to other signature suites in the <text:a xlink:type="simple" xlink:href="https://github.com/digitalbazaar/jsonld-signatures" text:style-name="Internet_20_link" text:visited-style-name="Visited_20_Internet_20_Link">JSON-LD signature library</text:a>; the processing required to implement 2017 RSA Signatures is confined to step #5 bolded below (all other steps are unchanged). A new algorithm, <text:span text:style-name="Source_20_Text">RsaSignature2017</text:span>, was added to implement this signature suite.</text:p>
        <text:p text:style-name="Text_20_body">The LD signature algorithm works as follows:</text:p>
        <text:p text:style-name="Text_20_body">Inputs: - JSON-LD headers (nonce, created, creator, ...) same as before, algorithm should be <text:span text:style-name="Source_20_Text">RsaSignature2017</text:span> - JSON-LD document</text:p>
        <text:p text:style-name="Text_20_body">JSON-LD Signing Algorithm:</text:p>
        <text:list xml:id="list3413882038803628760" text:style-name="L7">
          <text:list-item>
            <text:p text:style-name="P23">Ensure algorithm is in accepted set </text:p>
          </text:list-item>
          <text:list-item>
            <text:p text:style-name="P23">Add <text:span text:style-name="Source_20_Text">created</text:span> date of now, if not supplied </text:p>
          </text:list-item>
          <text:list-item>
            <text:p text:style-name="P23">Canonicalize using the <text:span text:style-name="Source_20_Text">GCA2015</text:span> algorithm, as specified in the 2017 RSA Signature Suite specification (NOTE: <text:span text:style-name="Source_20_Text">GCA2015</text:span> was formerly called <text:span text:style-name="Source_20_Text">URDNA2015</text:span>) </text:p>
          </text:list-item>
          <text:list-item>
            <text:p text:style-name="P23">Prepend the JSON-LD signature options <text:span text:style-name="Source_20_Text">date</text:span>, <text:span text:style-name="Source_20_Text">domain</text:span>, <text:span text:style-name="Source_20_Text">nonce</text:span> to the input to sign, as implemented in the <text:span text:style-name="Source_20_Text">_getDataToHash</text:span> method of the JSON-LD signature library </text:p>
          </text:list-item>
          <text:list-item>
            <text:p text:style-name="P23"><text:span text:style-name="Strong_20_Emphasis">Sign with the 2017 RSA Signature Suite</text:span> (details in next section) </text:p>
          </text:list-item>
          <text:list-item>
            <text:p text:style-name="P15">Compact the signature </text:p>
          </text:list-item>
        </text:list>
        <text:p text:style-name="Text_20_body"><text:span text:style-name="T6">Outputs:</text:span> - JSON-LD document with the signature block added</text:p>
        <text:p text:style-name="Text_20_body">We'll refer to steps 2-4 of the JSON-LD signing algorithm as the "JSON-LD canonicalized form" of the JSON-LD document.</text:p>
        <text:h text:style-name="Heading_20_3" text:outline-level="3"><text:bookmark text:name="signing-with-the-2017-rsa-signature-suite"/><text:soft-page-break/>Signing with the 2017 RSA Signature Suite</text:h>
        <text:p text:style-name="Text_20_body">This section drills into step #5 above.</text:p>
        <text:p text:style-name="Text_20_body">To extend the <text:a xlink:type="simple" xlink:href="https://github.com/digitalbazaar/jsonld-signatures" text:style-name="Internet_20_link" text:visited-style-name="Visited_20_Internet_20_Link">JSON-LD signature library</text:a> to support the 2017 RSA Signature Suite, we added a new algorithm type -- <text:span text:style-name="Source_20_Text">RsaSignature2017</text:span> -- and a new processing case for this type in the function <text:span text:style-name="Source_20_Text">createSignature</text:span>.</text:p>
        <text:p text:style-name="Text_20_body">First, suppose a JWS library with unencoded payload support were available. If so, then the steps would be:</text:p>
        <text:p text:style-name="Text_20_body">1. Form the JWS Headers </text:p>
        <text:p text:style-name="Text_20_body">Per <text:a xlink:type="simple" xlink:href="https://tools.ietf.org/html/rfc7797" text:style-name="Internet_20_link" text:visited-style-name="Visited_20_Internet_20_Link">RFC 7797</text:a>, creating a JWS signature using the unencoded payload option requires the JWS Header parameters <text:span text:style-name="Source_20_Text">"b64":false</text:span> and <text:span text:style-name="Source_20_Text">"crit":["b64"]</text:span>. In addition to these parameters, <text:span text:style-name="Source_20_Text">RsaSignature2017</text:span> specifies using RSA Signatures with SHA-256. This corresponds to a JWS signing algorithm of <text:span text:style-name="Source_20_Text">RS256</text:span>.</text:p>
        <text:p text:style-name="Text_20_body">In sum the complete set of JWS headers used for a 2017 RSA Signature is:</text:p>
        <text:p text:style-name="Preformatted_20_Text"><text:span text:style-name="Source_20_Text">{</text:span></text:p>
        <text:p text:style-name="Preformatted_20_Text"><text:span text:style-name="Source_20_Text"><text:s text:c="4"/>"alg":"RS256",</text:span></text:p>
        <text:p text:style-name="Preformatted_20_Text"><text:span text:style-name="Source_20_Text"><text:s text:c="4"/>"b64":false,</text:span></text:p>
        <text:p text:style-name="Preformatted_20_Text"><text:span text:style-name="Source_20_Text"><text:s text:c="4"/>"crit":["b64"]</text:span></text:p>
        <text:p text:style-name="P1"><text:span text:style-name="Source_20_Text">}</text:span></text:p>
        <text:p text:style-name="Text_20_body">2. Call the JWS library with headers from #1 (parameter 1: <text:span text:style-name="Source_20_Text">headers</text:span>) and the JSON-LD canonicalized payload (parameter 2: <text:span text:style-name="Source_20_Text">payload</text:span>) </text:p>
        <text:p text:style-name="P2"><text:span text:style-name="Source_20_Text">result = sign(headers: JSON, payload: STRING);</text:span></text:p>
        <text:p text:style-name="Text_20_body">3. Update the LD <text:span text:style-name="Source_20_Text">signature</text:span> block to contain <text:span text:style-name="Source_20_Text">signatureValue=&lt;result&gt;</text:span> </text:p>
        <text:h text:style-name="Heading_20_4" text:outline-level="4"><text:bookmark text:name="implementing-jws-unencoded-payload-signing"/>Implementing JWS unencoded payload signing</text:h>
        <text:p text:style-name="Text_20_body">In step #2 above, we assumed the availability of a JWS library supporting unencoded payloads. Because we only found a PHP library supporting unencoded payloads, we needed to implement those steps in the language we chose.</text:p>
        <text:p text:style-name="Text_20_body">Per <text:a xlink:type="simple" xlink:href="https://tools.ietf.org/html/rfc7797" text:style-name="Internet_20_link" text:visited-style-name="Visited_20_Internet_20_Link">RFC 7797</text:a>, when the <text:span text:style-name="Source_20_Text">b64</text:span> header parameter is used, it must be integrity protected. Therefore it must occur within the JWS Protected Header (meaning it is part of the input that is signed). Also, per RFC7797, the expected input to sign is formatted as follows:</text:p>
        <text:p text:style-name="P5"><text:span text:style-name="Source_20_Text">ASCII(BASE64URL(UTF8(JWS Protected Header)) || '.' || JWS Payload</text:span></text:p>
        <text:p text:style-name="Text_20_body">In our case, <text:span text:style-name="Source_20_Text">JWS Payload</text:span> is the JSON-LD canonicalized form.</text:p>
        <text:p text:style-name="Text_20_body">This yields the following steps:</text:p>
        <text:list xml:id="list4856945630640001226" text:style-name="L8">
          <text:list-item>
            <text:p text:style-name="P24">Format the input to sign: </text:p>
            <text:list>
              <text:list-item>
                <text:p text:style-name="P24">Stringify the JWS headers, sorting the keys. </text:p>
                <text:list>
                  <text:list-item>
                    <text:p text:style-name="P24">Note: sorting the header parameters is an implementation choice to allow predictability in the sorting order of the protected headers. Since the original JWS header can be obtained from the JWS signature prefix, verification could simply ensure it encodes the JWS headers in the same order. </text:p>
                  </text:list-item>
                </text:list>
              </text:list-item>
              <text:list-item>
                <text:p text:style-name="P24">Encode the stringified header, referred to as &lt;header&gt; below, as follows: </text:p>
                <text:list>
                  <text:list-item>
                    <text:p text:style-name="P24">utf-8 encode </text:p>
                  </text:list-item>
                  <text:list-item>
                    <text:p text:style-name="P24">base64 url encode </text:p>
                  </text:list-item>
                  <text:list-item>
                    <text:p text:style-name="P24">ascii encode </text:p>
                  </text:list-item>
                </text:list>
              </text:list-item>
              <text:list-item>
                <text:p text:style-name="P24">Form the JWS input to sign as <text:span text:style-name="Source_20_Text">&lt;header&gt; + "." + &lt;payload&gt;</text:span>, where &lt;payload&gt; is the JSON-LD canonicalized form. </text:p>
                <text:list>
                  <text:list-item>
                    <text:p text:style-name="P24">The critical distinction here is that <text:span text:style-name="Source_20_Text">payload</text:span> is not base64 encoded, per the b64=false argument. </text:p>
                  </text:list-item>
                </text:list>
              </text:list-item>
            </text:list>
          </text:list-item>
          <text:list-item>
            <text:p text:style-name="P24">Sign: </text:p>
            <text:list>
              <text:list-item>
                <text:p text:style-name="P24">RSASHA256-sign the JWS input </text:p>
              </text:list-item>
              <text:list-item>
                <text:p text:style-name="P24">base64-url-encode the signature value </text:p>
              </text:list-item>
            </text:list>
          </text:list-item>
          <text:list-item>
            <text:p text:style-name="P24">Return the signature result <text:span text:style-name="Source_20_Text">&lt;header&gt; + ".." + &lt;base64Signature&gt;</text:span>: </text:p>
            <text:list>
              <text:list-item>
                <text:p text:style-name="P16">The <text:span text:style-name="Source_20_Text">..</text:span> indicates a JWS detached payload. <text:soft-page-break/>Note that typically in JWS, the encoded payload is between the middle 2 dots. </text:p>
              </text:list-item>
            </text:list>
          </text:list-item>
        </text:list>
        <text:h text:style-name="Heading_20_2" text:outline-level="2"><text:bookmark text:name="steps-to-verify"/>Steps to Verify</text:h>
        <text:p text:style-name="Text_20_body">The verification algorithm uses the following steps:</text:p>
        <text:list xml:id="list4372806889970829909" text:style-name="L9">
          <text:list-item>
            <text:p text:style-name="P17">Record the 'signatureValue' field from the 'signature' section of the JSON-LD document, then remove the entire 'signature' section. Recall the signature value is the 'base64Signature' portion of the JWS signature, i.e. excluding "&lt;header&gt;.." in: &lt;header&gt; + ".." + &lt;base64Signature&gt;</text:p>
          </text:list-item>
          <text:list-item>
            <text:p text:style-name="P17">Follow the same steps as in signing listed in "1. Format the input to sign", yielding the JWS input.</text:p>
          </text:list-item>
          <text:list-item>
            <text:p text:style-name="P17">Using a RSA256 signature library, call its "verify" method with the JWS input and the expected signature from step 1. This returns a boolean indicating whether the signature matches.</text:p>
          </text:list-item>
        </text:list>
        <text:h text:style-name="Heading_20_2" text:outline-level="2"><text:bookmark text:name="problems-encountered"/>Problems Encountered</text:h>
        <text:h text:style-name="Heading_20_3" text:outline-level="3"><text:bookmark text:name="lack-of-jws-detached-payload-library-support"/>Lack of JWS detached payload library support</text:h>
        <text:p text:style-name="Text_20_body">As described above, the only library we found that supports detached payloads was the <text:a xlink:type="simple" xlink:href="https://github.com/Spomky-Labs/jose" text:style-name="Internet_20_link" text:visited-style-name="Visited_20_Internet_20_Link">PHP JOSE</text:a> library.</text:p>
        <text:h text:style-name="Heading_20_3" text:outline-level="3"><text:bookmark text:name="inconsistent-ordering-of-jws-headers"/>Inconsistent ordering of JWS headers</text:h>
        <text:p text:style-name="Text_20_body">To our knowledge the JOSE specs do not specify how JSON headers should be ordered. In our implementations, we ensured consistent lexicographical sorting of JWS headers. This is not critical since the encoded header is included in the signature, but our goal was to produce consistent signatures (similar to what's done in <text:span text:style-name="Source_20_Text">_getDataToHash</text:span>.</text:p>
        <text:p text:style-name="Text_20_body">Specifying the sorting of the keys, the separators and the encoding should be enough for any implementation to be able to produce the same signature.</text:p>
      </text:section>
      <text:h text:style-name="Heading_20_4" text:outline-level="4">Example in python:</text:h>
      <text:p text:style-name="Preformatted_20_Text"><text:span text:style-name="Source_20_Text">import json</text:span></text:p>
      <text:p text:style-name="Preformatted_20_Text"/>
      <text:p text:style-name="Preformatted_20_Text"><text:span text:style-name="Source_20_Text">header = {'alg': 'RS256', 'b64': False, 'crit': ['b64']}</text:span></text:p>
      <text:p text:style-name="Preformatted_20_Text"/>
      <text:p text:style-name="Preformatted_20_Text"><text:span text:style-name="Source_20_Text"># stringify json</text:span></text:p>
      <text:p text:style-name="Preformatted_20_Text"><text:span text:style-name="Source_20_Text"># there are no guarantees about the ordering of the keys and the separators use</text:span></text:p>
      <text:p text:style-name="Preformatted_20_Text"><text:span text:style-name="Source_20_Text"># a whitespace between the keys</text:span></text:p>
      <text:p text:style-name="Preformatted_20_Text"><text:span text:style-name="Source_20_Text">json.dumps(header)</text:span></text:p>
      <text:p text:style-name="Preformatted_20_Text"><text:span text:style-name="Source_20_Text">'{"crit": ["b64"], "alg": "RS256", "b64": false}'</text:span></text:p>
      <text:p text:style-name="Preformatted_20_Text"/>
      <text:p text:style-name="Preformatted_20_Text"><text:span text:style-name="Source_20_Text"># we can specify the separators. In this case we say we don't want whitespaces</text:span></text:p>
      <text:p text:style-name="Preformatted_20_Text"><text:span text:style-name="Source_20_Text">json.dumps(header, separators=(',', ':'))</text:span></text:p>
      <text:p text:style-name="Preformatted_20_Text"><text:span text:style-name="Source_20_Text">'{"crit":["b64"],"alg":"RS256","b64":false}'</text:span></text:p>
      <text:p text:style-name="Preformatted_20_Text"/>
      <text:p text:style-name="Preformatted_20_Text"><text:span text:style-name="Source_20_Text"># and we can specify the ordering of the keys</text:span></text:p>
      <text:p text:style-name="Preformatted_20_Text"><text:span text:style-name="Source_20_Text">json.dumps(header, separators=(',', ':'), sort_keys=True)</text:span></text:p>
      <text:p text:style-name="Preformatted_20_Text"><text:span text:style-name="Source_20_Text">'{"alg":"RS256","b64":false,"crit":["b64"]}'</text:span></text:p>
      <text:p text:style-name="Preformatted_20_Text"/>
      <text:p text:style-name="Preformatted_20_Text"><text:span text:style-name="Source_20_Text"># ultimately we can specify the encoding to use and return a bytestring that</text:span></text:p>
      <text:p text:style-name="Preformatted_20_Text"><text:span text:style-name="Source_20_Text">can then be used to base64 encode / sign / hash</text:span></text:p>
      <text:p text:style-name="Preformatted_20_Text"><text:span text:style-name="Source_20_Text">json.dumps(header, separators=(',', ':'), sort_keys=True).encode('utf-8')</text:span></text:p>
      <text:p text:style-name="P1"><text:span text:style-name="Source_20_Text">b'{"alg":"RS256","b64":false,"crit":["b64"]}'</text:span></text:p>
      <text:section text:style-name="Sect2" text:name="Section4">
        <text:h text:style-name="Heading_20_2" text:outline-level="2"/>
        <text:h text:style-name="P7" text:outline-level="2"/>
        <text:h text:style-name="P8" text:outline-level="2"><text:soft-page-break/>Reference: Modifications to javascript JSON-LD signature library to support 2017 RSA Signature Suite</text:h>
        <text:p text:style-name="Text_20_body">The <text:a xlink:type="simple" xlink:href="https://github.com/WebOfTrustInfo/ld-signatures-js" text:style-name="Internet_20_link" text:visited-style-name="Visited_20_Internet_20_Link">ld-signatures-js repo</text:a> contains the 2017 RSA Signature Suite prototype</text:p>
        <text:p text:style-name="Text_20_body">The modifications are: - Add new algorithm type <text:span text:style-name="Source_20_Text">RsaSignature2017</text:span> - Add new paths to <text:span text:style-name="Source_20_Text">_createSignature</text:span> to support <text:span text:style-name="Source_20_Text">RsaSignature2017</text:span> (Node.js and Javascript environments) - Add new paths to <text:span text:style-name="Source_20_Text">_verifySignature</text:span> to support <text:span text:style-name="Source_20_Text">RsaSignature2017</text:span> (Node.js and Javascript environments)</text:p>
        <text:p text:style-name="Text_20_body">For example, the inlined implementation of <text:span text:style-name="Source_20_Text">_createSignature</text:span> with algorithm <text:span text:style-name="Source_20_Text">RsaSignature2017</text:span> (Node.js environment) is:</text:p>
      </text:section>
      <text:p text:style-name="Preformatted_20_Text"><text:span text:style-name="Source_20_Text">var crypto = api.use('crypto');</text:span></text:p>
      <text:p text:style-name="Preformatted_20_Text"><text:span text:style-name="Source_20_Text">var signer = crypto.createSign('RSA-SHA256');</text:span></text:p>
      <text:p text:style-name="Preformatted_20_Text"/>
      <text:p text:style-name="Preformatted_20_Text"><text:span text:style-name="Source_20_Text">// detached signature headers for JWS</text:span></text:p>
      <text:p text:style-name="Preformatted_20_Text"><text:span text:style-name="Source_20_Text">var protectedHeader = {"alg":"RS256","b64":false,"crit":["b64"]};</text:span></text:p>
      <text:p text:style-name="Preformatted_20_Text"/>
      <text:p text:style-name="Preformatted_20_Text"><text:span text:style-name="Source_20_Text">var stringifiedHeader = JSON.stringify(protectedHeader, Object.keys(protectedHeader).sort());</text:span></text:p>
      <text:p text:style-name="Preformatted_20_Text"><text:span text:style-name="Source_20_Text">var b64UrlEncodedHeader = base64url.encode(stringifiedHeader);</text:span></text:p>
      <text:p text:style-name="Preformatted_20_Text"/>
      <text:p text:style-name="Preformatted_20_Text"><text:span text:style-name="Source_20_Text">// jws input to sign</text:span></text:p>
      <text:p text:style-name="Preformatted_20_Text"><text:span text:style-name="Source_20_Text">var to_sign = b64UrlEncodedHeader + "." + _getDataToHash(input, options);</text:span></text:p>
      <text:p text:style-name="Preformatted_20_Text"/>
      <text:p text:style-name="Preformatted_20_Text"><text:span text:style-name="Source_20_Text">// sign</text:span></text:p>
      <text:p text:style-name="Preformatted_20_Text"><text:span text:style-name="Source_20_Text">signer.update(to_sign, 'utf-8');</text:span></text:p>
      <text:p text:style-name="Preformatted_20_Text"><text:span text:style-name="Source_20_Text">var signaturePart = signer.sign(options.privateKeyPem, 'base64');</text:span></text:p>
      <text:p text:style-name="Preformatted_20_Text"/>
      <text:p text:style-name="Preformatted_20_Text"><text:span text:style-name="Source_20_Text">// JWS signature for unencoded payload is: &lt;b64UrlEncodedHeader&gt; + '..' + </text:span><text:span text:style-name="Source_20_Text">&lt;signaturePath&gt;</text:span></text:p>
      <text:p text:style-name="P1"><text:span text:style-name="Source_20_Text">var signature = b64UrlEncodedHeader + ".." + signaturePart;</text:span></text:p>
      <text:section text:style-name="Sect1" text:name="Section5">
        <text:p text:style-name="Text_20_body"><text:span text:style-name="Strong_20_Emphasis">Reminder:</text:span> This inlined version is to demonstrate the computations performed. It includes steps that should be performed by a JWS library supporting unencoded payloads. The <text:a xlink:type="simple" xlink:href="https://github.com/WebOfTrustInfo/ld-signatures-js" text:style-name="Internet_20_link" text:visited-style-name="Visited_20_Internet_20_Link">ld-signatures-js repo</text:a> factors these parts out as separate functions, but should ultimately be replaced by a proper JWS library supporting unencoded payloads, when a javascript implementation exists.</text:p>
      </text:section>
      <text:p text:style-name="Horizontal_20_Line"/>
      <text:h text:style-name="Heading_20_2" text:outline-level="2">Additional Credits</text:h>
      <text:p text:style-name="Text_20_body"><text:span text:style-name="T3">Abstract Authors:</text:span> Kim Hamilton Duffy, Rodolphe Marques, Markus Sabadello, Manu Sporny</text:p>
      <text:p text:style-name="Text_20_body"><text:span text:style-name="T5">White Paper Authors:</text:span> Kim Hamilton Duffy, Rodolphe Marques, Markus Sabadello</text:p>
      <text:p text:style-name="Text_20_body"><text:span text:style-name="T3">Lead Editor:</text:span> <text:span text:style-name="T2">Kim Hamilton Duffy</text:span></text:p>
      <text:p text:style-name="Text_20_body"><text:span text:style-name="T3">Related Papers: </text:span><text:a xlink:type="simple" xlink:href="https://github.com/WebOfTrustInfo/rebooting-the-web-of-trust-spring2017/blob/master/topics-and-advance-readings/SignatureFormatAlignment.md" text:style-name="Internet_20_link" text:visited-style-name="Visited_20_Internet_20_Link"><text:span text:style-name="T2">Signature Format Alignment </text:span></text:a></text:p>
      <text:p text:style-name="Horizontal_20_Line"/>
      <text:h text:style-name="Heading_20_3" text:outline-level="3"><text:soft-page-break/>About Rebooting the Web of Trust</text:h>
      <text:p text:style-name="Text_20_body">This paper was produced as part of the <text:a xlink:type="simple" xlink:href="https://github.com/WebOfTrustInfo/rebooting-the-web-of-trust-spring2017" text:style-name="Internet_20_link" text:visited-style-name="Visited_20_Internet_20_Link">Rebooting the Web of Trust IV</text:a> design workshop. On April 19<text:span text:style-name="T4">th</text:span> through April 21<text:span text:style-name="T4">st</text:span>, 2017, over 40 tech visionaries came together in Paris, France to talk about the future of decentralized trust on the internet with the goal of writing 3-5 white papers and specs. This is one of them.</text:p>
      <text:p text:style-name="Text_20_body"><text:span text:style-name="T3">Workshop Sponsors:</text:span> Ævatar, Blockstream, Digital Contract Design, Microsoft, Protocol Labs, U Change</text:p>
      <text:p text:style-name="Text_20_body"><text:span text:style-name="T3">Workshop Producer:</text:span> Christopher Allen</text:p>
      <text:p text:style-name="Text_20_body"><text:span text:style-name="T3">Workshop Facilitators: </text:span>Christopher Allen and Betty Dhamers, graphic recording by Benoit Pacaud, additional paper editorial &amp; layout by Shannon Appelcline.</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spring2017/issues" text:style-name="Internet_20_link" text:visited-style-name="Visited_20_Internet_20_Link">https://github.com/WebOfTrustInfo/rebooting-the-web-of-trust-spring2017/issues</text:a></text:p>
      <text:p text:style-name="Text_20_body">The next Rebooting the Web of Trust design workshop is scheduled for Fall 2017 in Boston, Massachusetts. 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text:p text:style-name="Horizontal_20_Lin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MU Sans Serif" svg:font-family="'CMU Sans Serif', sans-serif"/>
    <style:font-face style:name="CMU Serif Extra1" svg:font-family="'CMU Serif Extra', serif"/>
    <style:font-face style:name="CMU Serif"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1" svg:font-family="'CMU Serif'" style:font-adornments="Bold" style:font-family-generic="roman" style:font-pitch="variable"/>
    <style:font-face style:name="CMU Serif Extra" svg:font-family="'CMU Serif Extra'"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1965in"/>
      <style:text-properties style:font-name="CMU Serif" fo:font-size="10pt" fo:font-weight="normal"/>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1"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List" style:family="paragraph" style:parent-style-name="Text_20_body" style:class="list">
      <style:text-properties style:font-name-complex="Lucida Sans1"/>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1"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1"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 fo:font-size="9pt" fo:font-style="italic" fo:font-weight="bold" style:font-name-asian="SimSun1" style:font-size-asian="12pt" style:font-weight-asian="bold" style:font-name-complex="Lucida Sans2" style:font-size-complex="12pt" style:font-weight-complex="normal"/>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Shannon Appelcline</dc:creator>
    <dc:date>2017-08-18T14:49:18</dc:date>
    <meta:generator>OpenOffice/4.1.3$Unix OpenOffice.org_project/413m1$Build-9783</meta:generator>
    <meta:editing-duration>PT2H43M11S</meta:editing-duration>
    <meta:editing-cycles>16</meta:editing-cycles>
    <meta:printed-by>Shannon Appelcline</meta:printed-by>
    <meta:print-date>2017-08-18T13:57:58</meta:print-date>
    <dc:title>LD SIgnature Format Alignment</dc:title>
    <meta:document-statistic meta:table-count="0" meta:image-count="1" meta:object-count="0" meta:page-count="8" meta:paragraph-count="195" meta:word-count="2243" meta:character-count="16520"/>
  </office:meta>
</office:document-meta>
</file>